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rief Description of the Drawings (caption-ready)</text:h>
      <text:p text:style-name="Text_20_body">♦ <text:span text:style-name="Strong_20_Emphasis">FIG. 1</text:span> is a block diagram of a system architecture implementing transition-states as first-class cryptographic objects.<text:line-break/>♦ <text:span text:style-name="Strong_20_Emphasis">FIG. 2</text:span> is a sequence diagram illustrating creation of a transition-state for a lifecycle event.<text:line-break/>♦ <text:span text:style-name="Strong_20_Emphasis">FIG. 3</text:span> is a structural diagram of a destruction transition-state including a state-before digest and a null digest state-after.<text:line-break/>♦ <text:span text:style-name="Strong_20_Emphasis">FIG. 4</text:span> is a diagram of a cumulative root chain linking successive transition-states and enabling replay detection.<text:line-break/>♦ <text:span text:style-name="Strong_20_Emphasis">FIG. 5</text:span> is a diagram of parallel accumulators and jurisdiction-scoped anchors for cross-domain verification.<text:line-break/>♦ <text:span text:style-name="Strong_20_Emphasis">FIG. 6</text:span> is a flow diagram of M-of-N threshold authorization for safety-critical transition-states.<text:line-break/>♦ <text:span text:style-name="Strong_20_Emphasis">FIG. 7</text:span> is a schematic of a migration transition-state from a quantum-vulnerable scheme to a quantum-safe scheme.<text:line-break/>♦ <text:span text:style-name="Strong_20_Emphasis">FIG. 8</text:span> is a verifier flow for independent validation of a transition-state without asset access.<text:line-break/>♦ <text:span text:style-name="Strong_20_Emphasis">FIG. 9</text:span> is a data-structure layout for a transition-state receipt, showing fields and encoding.</text:p>
      <text:h text:style-name="Heading_20_1" text:outline-level="1">Global reference numerals (reuse across figures)</text:h>
      <text:p text:style-name="Text_20_body">100 Digital asset A<text:line-break/>110 State Transition Engine<text:line-break/>120 Verification Module<text:line-break/>130 Commitment Constructor<text:line-break/>140 Merkle Accumulator<text:line-break/>150 Root-Chain Logger<text:line-break/>160 Anchor Interface (transparency services)<text:line-break/>170 Policy/Regulatory Binder (hash of legal basis)<text:line-break/>180 Threshold Authorization Module (M-of-N)<text:line-break/>190 Receipt Store<text:line-break/>200 Transition-State (object)<text:line-break/>210 Commitment (asset_id ∥ epoch ∥ transition_type ∥ salt)<text:line-break/>220 Merkle Path<text:line-break/>230 Accumulator Root (epoch root)<text:line-break/>240 Cumulative Root Chain value<text:line-break/>250 Attestations / Co-signatures (as applicable)<text:line-break/>260 State-Before Digest<text:line-break/>270 Null Digest (state-after)<text:line-break/>280 Jurisdiction A Anchor<text:line-break/><text:soft-page-break/>285 Jurisdiction B Anchor<text:line-break/>290 Algorithm Suite Identifier (legacy/successor)</text:p>
      <text:p text:style-name="Horizontal_20_Line"/>
      <text:h text:style-name="Heading_20_2" text:outline-level="2">FIG. 1 — System architecture (block diagram)</text:h>
      <text:p text:style-name="Text_20_body"><text:span text:style-name="Strong_20_Emphasis">Depict:</text:span> A left-to-right pipeline. Asset 100 enters <text:span text:style-name="Strong_20_Emphasis">110</text:span>; <text:span text:style-name="Strong_20_Emphasis">130</text:span> builds <text:span text:style-name="Strong_20_Emphasis">210</text:span>; <text:span text:style-name="Strong_20_Emphasis">140</text:span> produces <text:span text:style-name="Strong_20_Emphasis">230</text:span>; <text:span text:style-name="Strong_20_Emphasis">150</text:span> extends <text:span text:style-name="Strong_20_Emphasis">240</text:span>; <text:span text:style-name="Strong_20_Emphasis">160</text:span> publishes to anchors; <text:span text:style-name="Strong_20_Emphasis">190</text:span> stores <text:span text:style-name="Strong_20_Emphasis">200</text:span>.<text:line-break/><text:span text:style-name="Strong_20_Emphasis">Callouts:</text:span> Show <text:span text:style-name="Strong_20_Emphasis">170</text:span> feeding <text:span text:style-name="Strong_20_Emphasis">130</text:span> (optional field); show outputs bundled as <text:span text:style-name="Strong_20_Emphasis">200</text:span> (transition-state object).<text:line-break/><text:span text:style-name="Strong_20_Emphasis">Supports claims:</text:span> independent system (state transition engine, verification module, commitment, Merkle proof, root chain).<text:line-break/><text:span text:style-name="Strong_20_Emphasis">Examiner cue:</text:span> “transition-state is the persistent state, not a mere log.”</text:p>
      <text:h text:style-name="Heading_20_2" text:outline-level="2">FIG. 2 — Creation sequence (lifecycle event → transition-state)</text:h>
      <text:p text:style-name="Text_20_body"><text:span text:style-name="Strong_20_Emphasis">Depict:</text:span> Swim lanes: Asset/Client → 110 → 130 → 140 → 150 → 160 → 190. Messages: “create_transition(event)”, “compute commitment”, “insert leaf”, “compute root”, “extend chain”, “anchor”, “issue receipt”.<text:line-break/><text:span text:style-name="Strong_20_Emphasis">Callouts:</text:span> Label epoch <text:span text:style-name="Source_20_Text">i</text:span> and transition_type (e.g., “retention”, “creation”).<text:line-break/><text:span text:style-name="Strong_20_Emphasis">Supports claims:</text:span> method independent + medium (generate receipt with commitment, Merkle path, root, chain).</text:p>
      <text:h text:style-name="Heading_20_2" text:outline-level="2">FIG. 3 — Destruction transition-state structure</text:h>
      <text:p text:style-name="Text_20_body"><text:span text:style-name="Strong_20_Emphasis">Depict:</text:span> A boxed record <text:span text:style-name="Strong_20_Emphasis">200</text:span> with fields: <text:span text:style-name="Strong_20_Emphasis">210</text:span>, <text:span text:style-name="Strong_20_Emphasis">220</text:span>, <text:span text:style-name="Strong_20_Emphasis">230</text:span>, <text:span text:style-name="Strong_20_Emphasis">240</text:span>, <text:span text:style-name="Strong_20_Emphasis">260</text:span> (state-before), <text:span text:style-name="Strong_20_Emphasis">270</text:span> (null digest), optional <text:span text:style-name="Strong_20_Emphasis">250</text:span>.<text:line-break/><text:span text:style-name="Strong_20_Emphasis">Note:</text:span> Visually differentiate <text:span text:style-name="Strong_20_Emphasis">270</text:span> (e.g., shaded) and annotate “canonical null digest”.<text:line-break/><text:span text:style-name="Strong_20_Emphasis">Supports claims:</text:span> destruction state with before/after digests and null digest; positive proof of non-existence.</text:p>
      <text:h text:style-name="Heading_20_2" text:outline-level="2">FIG. 4 — Cumulative root chain &amp; replay resistance</text:h>
      <text:p text:style-name="Text_20_body"><text:span text:style-name="Strong_20_Emphasis">Depict:</text:span> A horizontal chain: … → <text:span text:style-name="Strong_20_Emphasis">240(i-1)</text:span> || <text:span text:style-name="Strong_20_Emphasis">230(i)</text:span> → <text:span text:style-name="Strong_20_Emphasis">240(i)</text:span> → anchor refs. Show that replay of a stale receipt fails because it cannot extend the current chain.<text:line-break/><text:span text:style-name="Strong_20_Emphasis">Callouts:</text:span> “H( prior_chain ∥ epoch_root )”.<text:line-break/><text:span text:style-name="Strong_20_Emphasis">Supports claims:</text:span> chaining successive roots; prevents modification of prior transition-states; replay detection rationale.</text:p>
      <text:h text:style-name="Heading_20_2" text:outline-level="2">FIG. 5 — Parallel accumulators &amp; jurisdiction-scoped anchors</text:h>
      <text:p text:style-name="Text_20_body"><text:span text:style-name="Strong_20_Emphasis">Depict:</text:span> Two vertical accumulators (EU / US) each with its own <text:span text:style-name="Strong_20_Emphasis">230</text:span> and anchor (<text:span text:style-name="Strong_20_Emphasis">280</text:span>, <text:span text:style-name="Strong_20_Emphasis">285</text:span>). Same asset/event yields two transition-states scoped to different anchors.<text:line-break/><text:soft-page-break/><text:span text:style-name="Strong_20_Emphasis">Callouts:</text:span> Receipts omit cross-jurisdiction anchor values when not required.<text:line-break/><text:span text:style-name="Strong_20_Emphasis">Supports claims:</text:span> parallel accumulation and geographically distinct anchoring; jurisdiction-specific verification.</text:p>
      <text:h text:style-name="Heading_20_2" text:outline-level="2">FIG. 6 — Safety-critical M-of-N authorization</text:h>
      <text:p text:style-name="Text_20_body"><text:span text:style-name="Strong_20_Emphasis">Depict:</text:span> Five modules feeding <text:span text:style-name="Strong_20_Emphasis">180</text:span>; 3/5 signatures threshold met → signal to <text:span text:style-name="Strong_20_Emphasis">110</text:span> to finalize <text:span text:style-name="Strong_20_Emphasis">200</text:span>. Include co-signature bundle <text:span text:style-name="Strong_20_Emphasis">250</text:span> inside the receipt.<text:line-break/><text:span text:style-name="Strong_20_Emphasis">Callouts:</text:span> “No single module can authorize”.<text:line-break/><text:span text:style-name="Strong_20_Emphasis">Supports claims:</text:span> M-of-N required before effecting transition-state.</text:p>
      <text:h text:style-name="Heading_20_2" text:outline-level="2">FIG. 7 — Migration (quantum-vulnerable → quantum-safe)</text:h>
      <text:p text:style-name="Text_20_body"><text:span text:style-name="Strong_20_Emphasis">Depict:</text:span> Transition-state <text:span text:style-name="Strong_20_Emphasis">200</text:span> with <text:span text:style-name="Strong_20_Emphasis">210</text:span> including transition_type “migrate”, plus <text:span text:style-name="Strong_20_Emphasis">290</text:span> pair (legacy OID/hash, successor OID/hash).<text:line-break/><text:span text:style-name="Strong_20_Emphasis">Callouts:</text:span> Epoch of migration shown; anchors recorded.<text:line-break/><text:span text:style-name="Strong_20_Emphasis">Supports claims:</text:span> migration transition with unambiguous scheme identifiers.</text:p>
      <text:h text:style-name="Heading_20_2" text:outline-level="2">FIG. 8 — Verifier-side validation flow</text:h>
      <text:p text:style-name="Text_20_body"><text:span text:style-name="Strong_20_Emphasis">Depict:</text:span> Auditor node receives <text:span text:style-name="Strong_20_Emphasis">200</text:span> → recompute commitment <text:span text:style-name="Strong_20_Emphasis">210</text:span> → verify <text:span text:style-name="Strong_20_Emphasis">220</text:span> against <text:span text:style-name="Strong_20_Emphasis">230</text:span> → verify <text:span text:style-name="Strong_20_Emphasis">230</text:span> in <text:span text:style-name="Strong_20_Emphasis">240</text:span> → check anchors via <text:span text:style-name="Strong_20_Emphasis">160</text:span> → accept/reject.<text:line-break/><text:span text:style-name="Strong_20_Emphasis">Callouts:</text:span> “No asset access required.”<text:line-break/><text:span text:style-name="Strong_20_Emphasis">Supports claims:</text:span> independent verification module; content-opaque auditability.</text:p>
      <text:h text:style-name="Heading_20_2" text:outline-level="2">FIG. 9 — Receipt data-structure layout (encoding)</text:h>
      <text:p text:style-name="Text_20_body"><text:span text:style-name="Strong_20_Emphasis">Depict:</text:span> Field table or TLV/CBOR/ASN.1-style box:</text:p>
      <text:list text:style-name="L1">
        <text:list-item>
          <text:p text:style-name="P1">header (version, epoch)</text:p>
        </text:list-item>
        <text:list-item>
          <text:p text:style-name="P1"><text:span text:style-name="Strong_20_Emphasis">210</text:span> commitment (with salt)</text:p>
        </text:list-item>
        <text:list-item>
          <text:p text:style-name="P1"><text:span text:style-name="Strong_20_Emphasis">220</text:span> merkle_path[]</text:p>
        </text:list-item>
        <text:list-item>
          <text:p text:style-name="P1"><text:span text:style-name="Strong_20_Emphasis">230</text:span> epoch_root</text:p>
        </text:list-item>
        <text:list-item>
          <text:p text:style-name="P1"><text:span text:style-name="Strong_20_Emphasis">240</text:span> chain_value</text:p>
        </text:list-item>
        <text:list-item>
          <text:p text:style-name="P1">optional: <text:span text:style-name="Strong_20_Emphasis">260</text:span>, <text:span text:style-name="Strong_20_Emphasis">270</text:span>, <text:span text:style-name="Strong_20_Emphasis">250</text:span>, <text:span text:style-name="Strong_20_Emphasis">170</text:span>, <text:span text:style-name="Strong_20_Emphasis">290</text:span>, jurisdiction anchor refs<text:line-break/><text:span text:style-name="Strong_20_Emphasis">Callouts:</text:span> “Interoperable encoding; deterministic verification.”<text:line-break/><text:span text:style-name="Strong_20_Emphasis">Supports claims:</text:span> medium claims (instructions produce structured, portable receipts).</text:p>
        </text:list-item>
      </text:list>
      <text:p text:style-name="Horizontal_20_Line"/>
      <text:h text:style-name="Heading_20_1" text:outline-level="1"><text:soft-page-break/>Drawing/administrative notes (to save you cycles)</text:h>
      <text:p text:style-name="Text_20_body">♦ Keep each <text:span text:style-name="Strong_20_Emphasis">figure on its own page</text:span> with “FIG. X”, short title, and inventor name in the header/footer—your usual practice.<text:line-break/>♦ Use the <text:span text:style-name="Strong_20_Emphasis">same numerals</text:span> across figures; add suffixes (e.g., 220-1, 220-2) if you must distinguish instances.<text:line-break/>♦ In the Detailed Description, add one paragraph per figure (e.g., “[00YY] FIG. 3 illustrates…”) that recites the key fields and states the <text:span text:style-name="Strong_20_Emphasis">functional point</text:span> (e.g., “null digest provides positive proof of non-existence”).<text:line-break/>♦ For FIG. 9, if you want future-proofing, say “serialized in CBOR or ASN.1; field order non-limiting; verification rules normative.”<text:line-break/>♦ If you anticipate examiner questions on <text:span text:style-name="Strong_20_Emphasis">“asset never existed” vs. “destroyed”</text:span>, add a line in the FIG. 3 paragraph that null digests are canonical and reserved—so a verifier can distinguish absence from affirmative destruction.</text:p>
      <text:p text:style-name="Text_20_body"><text:span text:style-name="Strong_20_Emphasis">[00YY] FIG. 1</text:span> illustrates a system architecture for implementing transition-states as first-class cryptographic objects. A digital asset 100 is processed by a state transition engine 110 that constructs a commitment through a commitment constructor 130. The commitment 210 is inserted into a Merkle accumulator 140 to produce an epoch root 230, which is extended by a root-chain logger 150 into a cumulative root chain 240. An anchor interface 160 publishes anchor values to external transparency services, and a receipt store 190 retains the resulting transition-state 200. A verification module 120 recomputes Merkle proofs and validates root-chain continuity, enabling independent validation without access to the digital asset.</text:p>
      <text:p text:style-name="Text_20_body"><text:span text:style-name="Strong_20_Emphasis">[00YY] FIG. 2</text:span> is a sequence diagram showing creation of a transition-state. A lifecycle event is detected for asset 100, causing the state transition engine 110 to request commitment construction. The commitment 210 is computed, inserted into the accumulator 140, and extended into the root chain 240 through the logger 150. Anchor interface 160 records the anchor, and the transition-state receipt 200 is issued to the receipt store 190. The sequence enforces one-way progression from event detection to immutable receipt issuance.</text:p>
      <text:p text:style-name="Text_20_body"><text:span text:style-name="Strong_20_Emphasis">[00YY] FIG. 3</text:span> depicts the structure of a destruction transition-state. The transition-state 200 includes a commitment 210, Merkle path 220, epoch root 230, and cumulative root chain 240. It further comprises a state-before digest 260 representing the asset in a valid state and a state-after digest 270 designated as a canonical null digest. The null digest is a reserved constant not used in normal commitments, providing affirmative proof that the asset has ceased to exist. Optional co-signatures 250 may be included where threshold authorization is required.</text:p>
      <text:p text:style-name="Text_20_body"><text:span text:style-name="Strong_20_Emphasis">[00YY] FIG. 4</text:span> shows a cumulative root chain linking successive transition-states. Each new chain value 240 is computed as a hash of the prior chain and the current epoch root 230, preventing modification of earlier records. Replay of a stale receipt without the correct cumulative extension would be cryptographically detectable, ensuring forward integrity. Anchors recorded by interface 160 further guarantee that inconsistent publication cannot occur without detection.</text:p>
      <text:p text:style-name="Text_20_body"><text:soft-page-break/><text:span text:style-name="Strong_20_Emphasis">[00YY] FIG. 5</text:span> illustrates parallel accumulators supporting cross-jurisdictional verification. A first accumulator produces roots 230 anchored to jurisdiction A transparency service 280, while a second accumulator produces roots anchored to jurisdiction B service 285. A single lifecycle event may therefore generate parallel transition-states scoped to each jurisdiction, enabling independent audit without disclosure of anchor values outside the relevant domain.</text:p>
      <text:p text:style-name="Text_20_body"><text:span text:style-name="Strong_20_Emphasis">[00YY] FIG. 6</text:span> is a diagram of threshold authorization for safety-critical transition-states. Multiple independent modules provide signatures to an authorization module 180. When the threshold (e.g., three of five) is satisfied, the transition is finalized and the resulting receipt 200 includes the aggregated co-signatures 250. This prevents any single module from unilaterally effecting a destructive or safety-critical state change.</text:p>
      <text:p text:style-name="Text_20_body"><text:span text:style-name="Strong_20_Emphasis">[00YY] FIG. 7</text:span> illustrates a migration transition-state from a quantum-vulnerable scheme to a quantum-safe scheme. The commitment 210 encodes the transition type “migrate” along with the asset identifier and epoch. A scheme identifier 290 includes both the legacy algorithm reference and the successor algorithm reference, ensuring that the migration event is unambiguously defined and verifiable.</text:p>
      <text:p text:style-name="Text_20_body"><text:span text:style-name="Strong_20_Emphasis">[00YY] FIG. 8</text:span> depicts a verifier flow for independent validation of a transition-state. A received transition-state 200 is checked by recomputing the commitment 210, verifying the Merkle path 220 against the root 230, and confirming that the root extends the cumulative chain 240. Anchors published via interface 160 are compared to public transparency services. At no point is the underlying digital asset required, demonstrating content-opaque verification.</text:p>
      <text:p text:style-name="Text_20_body"><text:span text:style-name="Strong_20_Emphasis">[00YY] FIG. 9</text:span> shows a data-structure layout for a transition-state receipt. The receipt includes a header, commitment 210, Merkle path 220, epoch root 230, and chain value 240. Optional fields include a state-before digest 260, null digest 270, co-signatures 250, policy hash 170, and scheme identifier 290. Anchor references for different jurisdictions may also be included. Fields may be encoded in canonical formats such as CBOR or ASN.1, permitting deterministic and interoperable verification across implementations.</text:p>
      <text:p text:style-name="Standard"/>
      <text:p text:style-name="Text_20_body"><text:span text:style-name="Strong_20_Emphasis">[0026] FIG. 1</text:span> illustrates a block diagram of a system architecture for generating and validating transition-states, showing the state transition engine 110, commitment constructor 130, Merkle accumulator 140, root-chain logger 150, anchor interface 160, receipt store 190, and verification module 120.</text:p>
      <text:p text:style-name="Text_20_body"><text:span text:style-name="Strong_20_Emphasis">[0027] FIG. 2</text:span> is a sequence diagram illustrating creation of a transition-state. An event on asset 100 is processed through the engine 110, constructor 130, accumulator 140, logger 150, and anchor interface 160, producing a transition-state receipt 200 stored in receipt store 190.</text:p>
      <text:p text:style-name="Text_20_body"><text:span text:style-name="Strong_20_Emphasis">[0028] FIG. 3</text:span> depicts the structure of a destruction transition-state. The receipt 200 includes commitment 210, Merkle path 220, epoch root 230, and chain value 240, along with a state-before digest 260 and a state-after digest 270 comprising a null digest.</text:p>
      <text:p text:style-name="Text_20_body"><text:span text:style-name="Strong_20_Emphasis">[0029] FIG. 4</text:span> shows a cumulative root chain linking successive epoch roots 230 into chain values 240, demonstrating forward integrity and replay resistance of transition-states.</text:p>
      <text:p text:style-name="Text_20_body"><text:soft-page-break/><text:span text:style-name="Strong_20_Emphasis">[0030] FIG. 5</text:span> illustrates parallel accumulators anchored to distinct jurisdictional services 280 and 285, enabling cross-domain proofs without disclosure of unrelated anchor values.</text:p>
      <text:p text:style-name="Text_20_body"><text:span text:style-name="Strong_20_Emphasis">[0031] FIG. 6</text:span> is a diagram of M-of-N threshold authorization for safety-critical transition-states, in which multiple modules supply co-signatures 250 to authorization module 180 before finalization.</text:p>
      <text:p text:style-name="Text_20_body"><text:span text:style-name="Strong_20_Emphasis">[0032] FIG. 7</text:span> illustrates a migration transition-state, in which the commitment 210 encodes a migrate type and the scheme identifier 290 specifies both legacy and successor cryptographic suites.</text:p>
      <text:p text:style-name="Text_20_body"><text:span text:style-name="Strong_20_Emphasis">[0033] FIG. 8</text:span> depicts a verifier flow for independent validation of a transition-state, in which the verifier recomputes the commitment 210, validates the Merkle path 220, verifies the epoch root 230 and chain 240, and checks anchors via interface 160.</text:p>
      <text:p text:style-name="Text_20_body"><text:span text:style-name="Strong_20_Emphasis">[0034] FIG. 9</text:span> shows a receipt data-structure layout including mandatory fields (commitment 210, path 220, root 230, chain 240) and optional fields such as before/after digests 260, 270, co-signatures 250, policy hash 170, scheme identifier 290, and jurisdictional anchors 280, 285.</text:p>
      <text:p text:style-name="Horizontal_20_Lin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0T12:04:39.115474800</meta:creation-date>
    <dc:date>2025-09-20T12:48:29.000148400</dc:date>
    <meta:editing-duration>PT33M38S</meta:editing-duration>
    <meta:editing-cycles>1</meta:editing-cycles>
    <meta:document-statistic meta:table-count="0" meta:image-count="0" meta:object-count="0" meta:page-count="6" meta:paragraph-count="48" meta:word-count="1806" meta:character-count="12725" meta:non-whitespace-character-count="10966"/>
    <meta:generator>LibreOffice/25.8.1.1$Windows_X86_64 LibreOffice_project/54047653041915e595ad4e45cccea684809c77b5</meta:generator>
  </office:meta>
</office:document-meta>
</file>